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officeooo:rsid="001d87ff" officeooo:paragraph-rsid="001d87ff"/>
    </style:style>
    <style:style style:name="P2" style:family="paragraph" style:parent-style-name="daftar_20_pustaka">
      <style:text-properties fo:color="#000000"/>
    </style:style>
    <style:style style:name="P3" style:family="paragraph" style:parent-style-name="daftar_20_pustaka">
      <style:text-properties fo:color="#000000" style:font-name="Times New Roman"/>
    </style:style>
    <style:style style:name="P4" style:family="paragraph" style:parent-style-name="daftar_20_pustaka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5" style:family="paragraph" style:parent-style-name="daftar_20_pustaka">
      <style:paragraph-properties fo:text-align="justify" style:justify-single-word="false"/>
      <style:text-properties style:font-name="Times New Roman"/>
    </style:style>
    <style:style style:name="P6" style:family="paragraph" style:parent-style-name="daftar_20_pustaka">
      <style:paragraph-properties fo:text-align="justify" style:justify-single-word="false"/>
      <style:text-properties style:font-name="Times New Roman" officeooo:paragraph-rsid="002bcb79"/>
    </style:style>
    <style:style style:name="P7" style:family="paragraph" style:parent-style-name="daftar_20_pustaka">
      <style:paragraph-properties fo:text-align="justify" style:justify-single-word="false"/>
      <style:text-properties style:font-name="Times New Roman" officeooo:rsid="00222fb7"/>
    </style:style>
    <style:style style:name="P8" style:family="paragraph" style:parent-style-name="daftar_20_pustaka">
      <style:paragraph-properties fo:text-align="justify" style:justify-single-word="false"/>
      <style:text-properties style:font-name="Times New Roman" officeooo:rsid="00222fb7" officeooo:paragraph-rsid="00222fb7"/>
    </style:style>
    <style:style style:name="P9" style:family="paragraph" style:parent-style-name="daftar_20_pustaka">
      <style:paragraph-properties fo:text-align="justify" style:justify-single-word="false"/>
      <style:text-properties style:font-name="Times New Roman" officeooo:rsid="00222fb7" officeooo:paragraph-rsid="00290e78"/>
    </style:style>
    <style:style style:name="P10" style:family="paragraph" style:parent-style-name="daftar_20_pustaka">
      <style:paragraph-properties fo:text-align="justify" style:justify-single-word="false"/>
      <style:text-properties style:font-name="Times New Roman" fo:font-style="normal" officeooo:rsid="00222fb7" officeooo:paragraph-rsid="00290e78" style:font-style-asian="normal" style:font-style-complex="normal"/>
    </style:style>
    <style:style style:name="P11" style:family="paragraph" style:parent-style-name="daftar_20_pustaka">
      <style:paragraph-properties fo:text-align="justify" style:justify-single-word="false"/>
      <style:text-properties style:font-name="Times New Roman" officeooo:rsid="0021f974" officeooo:paragraph-rsid="002bcb79"/>
    </style:style>
    <style:style style:name="P12" style:family="paragraph" style:parent-style-name="daftar_20_pustaka">
      <loext:graphic-properties draw:fill="none" draw:fill-color="#729fcf"/>
      <style:paragraph-properties fo:margin-left="1cm" fo:margin-right="0cm" fo:text-align="start" style:justify-single-word="false" fo:text-indent="-1cm" style:auto-text-indent="false" fo:background-color="transparent" style:shadow="none">
        <style:tab-stops>
          <style:tab-stop style:position="1cm"/>
        </style:tab-stops>
      </style:paragraph-properties>
      <style:text-properties fo:color="#000000" style:font-name="Times New Roman" officeooo:paragraph-rsid="001c460d"/>
    </style:style>
    <style:style style:name="P13" style:family="paragraph" style:parent-style-name="daftar_20_pustaka" style:master-page-name="Standard">
      <style:paragraph-properties fo:text-align="center" style:justify-single-word="false" style:page-number="99"/>
      <style:text-properties fo:color="#000000" fo:font-weight="bold" style:font-weight-asian="bold" style:font-weight-complex="bold"/>
    </style:style>
    <style:style style:name="P14" style:family="paragraph" style:parent-style-name="daftar_20_pustaka">
      <style:paragraph-properties fo:text-align="justify" style:justify-single-word="false"/>
      <style:text-properties style:font-name="Times New Roman"/>
    </style:style>
    <style:style style:name="P15" style:family="paragraph" style:parent-style-name="daftar_20_pustaka">
      <style:paragraph-properties fo:text-align="justify" style:justify-single-word="false"/>
      <style:text-properties style:font-name="Times New Roman" officeooo:paragraph-rsid="0033fd81"/>
    </style:style>
    <style:style style:name="P16" style:family="paragraph" style:parent-style-name="daftar_20_pustaka">
      <style:paragraph-properties fo:text-align="justify" style:justify-single-word="false"/>
      <style:text-properties style:font-name="Times New Roman" officeooo:rsid="00222fb7" officeooo:paragraph-rsid="00290e78"/>
    </style:style>
    <style:style style:name="P17" style:family="paragraph" style:parent-style-name="daftar_20_pustaka">
      <style:paragraph-properties fo:text-align="justify" style:justify-single-word="false"/>
      <style:text-properties style:font-name="Times New Roman" officeooo:rsid="00222fb7" officeooo:paragraph-rsid="0033fd81"/>
    </style:style>
    <style:style style:name="P18" style:family="paragraph" style:parent-style-name="daftar_20_pustaka">
      <style:paragraph-properties fo:text-align="justify" style:justify-single-word="false"/>
      <style:text-properties style:font-name="Times New Roman" officeooo:rsid="00222fb7" officeooo:paragraph-rsid="00222fb7"/>
    </style:style>
    <style:style style:name="P19" style:family="paragraph" style:parent-style-name="daftar_20_pustaka">
      <style:paragraph-properties fo:text-align="start" style:justify-single-word="false"/>
      <style:text-properties style:font-name="Times New Roman" officeooo:rsid="00222fb7" officeooo:paragraph-rsid="0033fd81"/>
    </style:style>
    <style:style style:name="P20" style:family="paragraph" style:parent-style-name="daftar_20_pustaka">
      <style:paragraph-properties fo:text-align="justify" style:justify-single-word="false"/>
      <style:text-properties style:font-name="Times New Roman" officeooo:rsid="0029bb59" officeooo:paragraph-rsid="0033fd81"/>
    </style:style>
    <style:style style:name="P21" style:family="paragraph" style:parent-style-name="daftar_20_pustaka">
      <style:paragraph-properties fo:text-align="start" style:justify-single-word="false"/>
      <style:text-properties officeooo:paragraph-rsid="001c460d"/>
    </style:style>
    <style:style style:name="P22" style:family="paragraph" style:parent-style-name="daftar_20_pustaka">
      <loext:graphic-properties draw:fill="none" draw:fill-color="#729fcf"/>
      <style:paragraph-properties fo:margin-left="1cm" fo:margin-right="0cm" fo:text-align="start" style:justify-single-word="false" fo:text-indent="-1cm" style:auto-text-indent="false" fo:background-color="transparent" style:shadow="none">
        <style:tab-stops>
          <style:tab-stop style:position="1cm"/>
        </style:tab-stops>
      </style:paragraph-properties>
      <style:text-properties fo:color="#000000" style:font-name="Times New Roman" officeooo:rsid="00222fb7" officeooo:paragraph-rsid="0033fd81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fo:text-align="start" style:writing-mode="lr-tb"/>
      <style:text-properties style:font-name="Times New Roman" fo:font-size="12pt" style:font-size-asian="12pt" style:font-size-complex="12pt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tyle-complex="normal"/>
    </style:style>
    <style:style style:name="T3" style:family="text">
      <style:text-properties fo:font-size="12pt" fo:font-style="normal" style:font-size-asian="12pt" style:font-style-asian="normal" style:font-style-complex="normal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fo:font-size="12pt" fo:font-style="italic" style:font-size-asian="12pt" style:font-style-asian="italic" style:font-style-complex="normal"/>
    </style:style>
    <style:style style:name="T6" style:family="text">
      <style:text-properties fo:font-size="12pt" style:font-size-asian="12pt"/>
    </style:style>
    <style:style style:name="T7" style:family="text">
      <style:text-properties style:font-name="Times New Roman"/>
    </style:style>
    <style:style style:name="T8" style:family="text">
      <style:text-properties officeooo:rsid="0021f97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565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a59d8" style:font-style-asian="normal" style:font-style-complex="normal"/>
    </style:style>
    <style:style style:name="T13" style:family="text">
      <style:text-properties officeooo:rsid="00235653"/>
    </style:style>
    <style:style style:name="T14" style:family="text">
      <style:text-properties officeooo:rsid="0025096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5096e"/>
    </style:style>
    <style:style style:name="T17" style:family="text">
      <style:text-properties officeooo:rsid="0028beb3"/>
    </style:style>
    <style:style style:name="T18" style:family="text">
      <style:text-properties officeooo:rsid="002a59d8"/>
    </style:style>
    <style:style style:name="T19" style:family="text">
      <style:text-properties officeooo:rsid="002bcb79"/>
    </style:style>
    <style:style style:name="T20" style:family="text">
      <style:text-properties fo:color="#000000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000000" style:font-name="Times New Roman" fo:font-size="12pt" style:font-size-asian="12pt" style:font-name-complex="Times" style:font-size-complex="12pt"/>
    </style:style>
    <style:style style:name="T23" style:family="text">
      <style:text-properties fo:color="#000000" style:font-name="Times New Roman" fo:font-size="12pt" fo:font-style="italic" style:font-size-asian="12pt" style:font-name-complex="Times" style:font-size-complex="12pt" style:font-style-complex="italic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64cm" fo:min-width="13.958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64cm" fo:min-width="2.697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64cm" fo:min-width="13.582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64cm" fo:min-width="10.855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4.173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539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FTAR PUSTAKA</text:p>
      <text:p text:style-name="P4"/>
      <text:p text:style-name="P2"/>
      <text:p text:style-name="P9">Abdullah, Rohi, 2015, <text:span text:style-name="T9">Web Programing is Easy</text:span>. Jakarta : Elek Media <text:tab/>Komputindo.</text:p>
      <text:p text:style-name="P9"/>
      <text:p text:style-name="P15">Almanfaluthi, Riza, 2009, Alumni atau Almunus,</text:p>
      <text:p text:style-name="P17"><text:tab/><text:a xlink:type="simple" xlink:href="https://rizaalmanfaluthi.com/2009/10/08/alumni-atau-alumnus" text:style-name="Internet_20_link" text:visited-style-name="Visited_20_Internet_20_Link">https://rizaalmanfaluthi.com/2009/10/08/alumni-atau-alumnus</text:a>, <text:span text:style-name="T19">diakses <text:tab/>tanggal 14/05/2019 Jam 12:30</text:span></text:p>
      <text:p text:style-name="P5"/>
      <text:p text:style-name="P5">Anonymous, 201<text:span text:style-name="T14">3</text:span>, Konsep dasar Sistem Informasi <text:tab/><text:span text:style-name="T15">http://setya21.blogspot.com/201</text:span><text:span text:style-name="T16">3</text:span><text:span text:style-name="T15">/10/konsep-dasar-sistem.html</text:span>, <text:span text:style-name="T14">Diakses <text:tab/>Tanggal 15/12/2018 Jam 10:00</text:span></text:p>
      <text:p text:style-name="P5"/>
      <text:p text:style-name="P15">Arief, M.Rudyanto, 2011, <text:span text:style-name="T9">Pemrograman Web Dinamis Menggunakan PHP dan <text:tab/>MYSQL.</text:span> Andi : Yogyakarta.</text:p>
      <text:p text:style-name="P5"/>
      <text:p text:style-name="P5">A.S, Rosa dan Shalahuddin, <text:span text:style-name="T17">M</text:span>, 2014, <text:span text:style-name="T9">Rekayasa Perangkat Lunak Struktur dan <text:tab/>Berorientasi Objek</text:span>. Bandung : Informatika.</text:p>
      <text:p text:style-name="P5"><draw:g text:anchor-type="paragraph" draw:z-index="0" draw:name="Shape1" draw:style-name="gr1"><draw:frame draw:style-name="gr2" draw:text-style-name="P24" svg:width="13.958cm" svg:height="0.565cm" svg:x="0.034cm" svg:y="0.43cm"><draw:text-box><text:p text:style-name="P23"><text:span text:style-name="T22">A.S, Rosa dan M. Shalahudin.</text:span><text:span text:style-name="T23"> Rekayasa Perangkat Lunak</text:span><text:span text:style-name="T22">. Bandung : Informatika</text:span></text:p></draw:text-box></draw:frame><draw:frame draw:style-name="gr3" draw:text-style-name="P24" svg:width="2.698cm" svg:height="0.565cm" svg:x="1.034cm" svg:y="0.996cm"><draw:text-box><text:p text:style-name="P23"><text:span text:style-name="T22">Bandung, 2014.</text:span></text:p></draw:text-box></draw:frame><draw:frame draw:style-name="gr4" draw:text-style-name="P24" svg:width="13.583cm" svg:height="0.565cm" svg:x="0.034cm" svg:y="1.959cm"><draw:text-box><text:p text:style-name="P23"><text:span text:style-name="T22">A.W, Ivan. 2014. Perancangan Sistem Informasi Data Alumni Fakultas Tekhnik</text:span></text:p></draw:text-box></draw:frame><draw:frame draw:style-name="gr5" draw:text-style-name="P24" svg:width="10.856cm" svg:height="0.565cm" svg:x="1.034cm" svg:y="2.527cm"><draw:text-box><text:p text:style-name="P23"><text:span text:style-name="T22">Unsrat Berbasis</text:span><text:span text:style-name="T23"> Web, e-journal</text:span><text:span text:style-name="T22"> Tekhnik Elektro dan Komputer.</text:span></text:p></draw:text-box></draw:frame></draw:g></text:p>
      <text:p text:style-name="P5"/>
      <text:p text:style-name="P5"/>
      <text:p text:style-name="P5"/>
      <text:p text:style-name="P5"/>
      <text:p text:style-name="P15"/>
      <text:p text:style-name="P15"/>
      <text:p text:style-name="P9">Hartono, Bambang, 2013, <text:span text:style-name="T9">Sistem Informasi Manajemen Berbasis Komputer</text:span>. <text:tab/>Jakarta : Rineka Cipta.</text:p>
      <text:p text:style-name="P9"/>
      <text:p text:style-name="P15">Hanggara, Yoga, (2012). Analisis Sistem Informasi Pengelolaan Data Alumni</text:p>
      <text:p text:style-name="P17"><text:tab/>Sekolah Berbasis CodeIgniter PHP Framework. Skripsi.FT UNY</text:p>
      <text:p text:style-name="P9"/>
      <text:p text:style-name="P9">Hutahean, Jeperson, 2015, <text:span text:style-name="T9">Konsep Sistem Informasi. </text:span><text:span text:style-name="T11">Yogyakarta : Deepublish.</text:span></text:p>
      <text:p text:style-name="P9"><text:span text:style-name="T11"/></text:p>
      <text:p text:style-name="P17"><text:span text:style-name="T11">Indriasari, Sofiyanti. S.Kom.(2012).Sistem Informasi Berbasis Web Untuk<text:line-break/><text:tab/>Membantu Kegiatan Tracer Study Program Diploma Institut Pertanian<text:line-break/><text:tab/>Bogor.Skripsi.IPB</text:span></text:p>
      <text:p text:style-name="P17"><text:span text:style-name="T11"/></text:p>
      <text:p text:style-name="P22"><text:span text:style-name="T11">Jurnal SI. Hlm.1Sidik, Bertha. (2012). Indonesia : Penerbit Informatika</text:span></text:p>
      <text:p text:style-name="P17"><text:span text:style-name="T11"/></text:p>
      <text:p text:style-name="P19"><text:span text:style-name="T2">Kadir, Abdul.</text:span><text:span text:style-name="T5"> Database MySQL</text:span><text:span text:style-name="T3">. Yogyakarta : CV Andi Offset, 2010.</text:span></text:p>
      <text:p text:style-name="P10"/>
      <text:p text:style-name="P9"><text:span text:style-name="T11">Kustiyaningsih, Yeni, 2011, </text:span><text:span text:style-name="T9">Pemrograman Basis Data berbasis Web <text:tab/>Menggunakan PHP dan MySQL</text:span><text:span text:style-name="T11">. Yogyakarta : Graha Ilmu.</text:span></text:p>
      <text:p text:style-name="P9"><draw:g text:anchor-type="paragraph" draw:z-index="1" draw:name="Shape3" draw:style-name="gr1"><draw:frame draw:style-name="gr6" draw:text-style-name="P24" svg:width="14.174cm" svg:height="0.489cm" svg:x="0.035cm" svg:y="0.092cm"><draw:text-box><text:p text:style-name="P23"><text:span text:style-name="T22">Karyono, <text:s/>G. <text:s/>2013. <text:s/>Rancang <text:s/>Bangun <text:s/>Sistem</text:span><text:span text:style-name="T23"> Tracer <text:s/>Study <text:s/>Online</text:span><text:span text:style-name="T22"> pada <text:s/>STMIK</text:span></text:p></draw:text-box></draw:frame><draw:frame draw:style-name="gr7" draw:text-style-name="P24" svg:width="9.54cm" svg:height="0.489cm" svg:x="1.033cm" svg:y="0.582cm"><draw:text-box><text:p text:style-name="P23"><text:span text:style-name="T22">AMIKOM PURWOKERTO,</text:span><text:span text:style-name="T23"> semantik 2013.</text:span><text:span text:style-name="T22"> Semarang.</text:span></text:p></draw:text-box></draw:frame></draw:g><text:soft-page-break/><text:span text:style-name="T11"/></text:p>
      <text:p text:style-name="P9"><text:span text:style-name="T11"/></text:p>
      <text:p text:style-name="P9"><text:span text:style-name="T11"/></text:p>
      <text:p text:style-name="P20">Munadi, Faisal, 2015, Sistem Informasi Pendataan Alumni Berbasis Web Pada STMIK U’Budiyah Indonesia. Skripsi. SI STMIK U’Budiyah</text:p>
      <text:p text:style-name="P15"/>
      <text:p text:style-name="P9"><text:span text:style-name="T11">Nugroho, Bunafit, 2013, </text:span><text:span text:style-name="T9">Dasar Pemograman Web PHP - MySQL dengan</text:span></text:p>
      <text:p text:style-name="P9"><text:span text:style-name="T9"><text:tab/>Dreamweaver</text:span><text:span text:style-name="T11">. Yogyakarta : Gava Media.</text:span></text:p>
      <text:p text:style-name="P9"><text:span text:style-name="T11"/></text:p>
      <text:p text:style-name="P15">Ramirez ,T. L., L. T. Cruz, N. V. Alcantara. 2014. Tracer Study Of Rtu</text:p>
      <text:p text:style-name="P17"><text:span text:style-name="T11"><text:tab/>Graduates : An Analysis. International Refereed Research Journal, </text:span><text:span text:style-name="T12">01/2014, <text:tab/>Vol</text:span><text:span text:style-name="T11"> 5, </text:span><text:span text:style-name="T12">hal</text:span><text:span text:style-name="T11"> 66-76</text:span></text:p>
      <text:p text:style-name="P5"/>
      <text:p text:style-name="P11">Ratiana, Ratu, 2012, Sejarah UNBAJA,</text:p>
      <text:p text:style-name="P6"><text:tab/><text:a xlink:type="simple" xlink:href="http://ratuunbaja.blogspot.com/2012/10/profil-unbaja.html" text:style-name="Internet_20_link" text:visited-style-name="Visited_20_Internet_20_Link">http://ratuunbaja.blogspot.com/2012/10/profil-unbaja.html</text:a>, <text:span text:style-name="T8">diakses tanggal <text:tab/>20/11/2018 Jam 13:00</text:span></text:p>
      <text:p text:style-name="P5"/>
      <text:p text:style-name="P9">Saputra dan Bukhori, 2014. Perancangan sistem informasi penggajian Pada <text:tab/>Sekolah Menengah pertama (SMP) PGRI Kebonagung. Indonesian Journal <text:tab/>on Networking and Security, 03/2014, Vol 3, hal 6–10</text:p>
      <text:p text:style-name="P9"/>
      <text:p text:style-name="P9">Sibero, Alexander F.K, 2012, <text:s/><text:span text:style-name="T9">Kitab Suci Web Programing</text:span>. Jakarta : Mediakom. </text:p>
      <text:p text:style-name="P5"/>
      <text:p text:style-name="P5"><text:span text:style-name="T8">Sutabri, Tata, 2012, </text:span><text:span text:style-name="T9">Analisis Sistem Informasi.</text:span> Yogyakarta : <text:span text:style-name="T8">Andi.</text:span></text:p>
      <text:p text:style-name="P7"/>
      <text:p text:style-name="P8">Sutarman, 2012, <text:span text:style-name="T9">Pengantar Teknologi Informasi</text:span>. Jakarta : PT. Bumi Aksara.</text:p>
      <text:p text:style-name="P8"/>
      <text:p text:style-name="P8">Syafiq, Ahmad <text:span text:style-name="T13">and</text:span> Fikawati, Sandra, 2012. <text:span text:style-name="T10">Tracer Study Universitas Indonesia.</text:span><text:span text:style-name="T13"> <text:tab/>Jakarta</text:span> : UI Press.</text:p>
      <text:p text:style-name="P8"/>
      <text:p text:style-name="P8">Touseef, M, Anwer., <text:span text:style-name="T17">et al.,</text:span> 2015 Testing from UML Design using Activity <text:tab/>Diagram : A Comparison of Techn iques. International Journal of Computer <text:tab/>Applications, <text:span text:style-name="T17">05/2015, Vol </text:span>131, <text:span text:style-name="T17">hal</text:span> 41–47</text:p>
      <text:p text:style-name="P5"/>
      <text:p text:style-name="P5">Yakub, 2012, <text:span text:style-name="T9">Pengantar Sistem informasi</text:span>. Yogyakarta : Graha Ilmu.</text:p>
      <text:p text:style-name="P5"/>
      <text:p text:style-name="P5"/>
      <text:p text:style-name="P5"/>
      <text:p text:style-name="P5"><text:span text:style-name="T20"/></text:p>
      <text:p text:style-name="P12"/>
      <text:p text:style-name="P21"><text:span text:style-name="T20"><text:line-break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aftar_20_pustaka" style:display-name="daftar pustaka" style:family="paragraph">
      <loext:graphic-properties draw:fill="none" draw:fill-color="#729fcf"/>
      <style:paragraph-properties fo:margin-left="0cm" fo:margin-right="0cm" fo:text-align="justify" style:justify-single-word="false" fo:text-indent="0cm" style:auto-text-indent="false" fo:background-color="transparent" style:shadow="none">
        <style:tab-stops>
          <style:tab-stop style:position="1cm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5_7e_LT_7e_Gliederung_20_1" style:display-name="master-page41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5_7e_LT_7e_Gliederung_20_2" style:display-name="master-page415~LT~Gliederung 2" style:family="paragraph" style:parent-style-name="master-page41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15_7e_LT_7e_Gliederung_20_3" style:display-name="master-page415~LT~Gliederung 3" style:family="paragraph" style:parent-style-name="master-page41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15_7e_LT_7e_Gliederung_20_4" style:display-name="master-page415~LT~Gliederung 4" style:family="paragraph" style:parent-style-name="master-page41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5_7e_LT_7e_Gliederung_20_5" style:display-name="master-page415~LT~Gliederung 5" style:family="paragraph" style:parent-style-name="master-page41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5_7e_LT_7e_Gliederung_20_6" style:display-name="master-page415~LT~Gliederung 6" style:family="paragraph" style:parent-style-name="master-page41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5_7e_LT_7e_Gliederung_20_7" style:display-name="master-page415~LT~Gliederung 7" style:family="paragraph" style:parent-style-name="master-page41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5_7e_LT_7e_Gliederung_20_8" style:display-name="master-page415~LT~Gliederung 8" style:family="paragraph" style:parent-style-name="master-page41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5_7e_LT_7e_Gliederung_20_9" style:display-name="master-page415~LT~Gliederung 9" style:family="paragraph" style:parent-style-name="master-page41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5_7e_LT_7e_Titel" style:display-name="master-page41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5_7e_LT_7e_Untertitel" style:display-name="master-page41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5_7e_LT_7e_Notizen" style:display-name="master-page41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5_7e_LT_7e_Hintergrundobjekte" style:display-name="master-page41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15_7e_LT_7e_Hintergrund" style:display-name="master-page41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2_7e_LT_7e_Gliederung_20_1" style:display-name="master-page2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Gliederung_20_2" style:display-name="master-page22~LT~Gliederung 2" style:family="paragraph" style:parent-style-name="master-page2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2_7e_LT_7e_Gliederung_20_3" style:display-name="master-page22~LT~Gliederung 3" style:family="paragraph" style:parent-style-name="master-page2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2_7e_LT_7e_Gliederung_20_4" style:display-name="master-page22~LT~Gliederung 4" style:family="paragraph" style:parent-style-name="master-page2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5" style:display-name="master-page22~LT~Gliederung 5" style:family="paragraph" style:parent-style-name="master-page2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6" style:display-name="master-page22~LT~Gliederung 6" style:family="paragraph" style:parent-style-name="master-page2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7" style:display-name="master-page22~LT~Gliederung 7" style:family="paragraph" style:parent-style-name="master-page2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8" style:display-name="master-page22~LT~Gliederung 8" style:family="paragraph" style:parent-style-name="master-page2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Gliederung_20_9" style:display-name="master-page22~LT~Gliederung 9" style:family="paragraph" style:parent-style-name="master-page2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2_7e_LT_7e_Titel" style:display-name="master-page2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Untertitel" style:display-name="master-page2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Notizen" style:display-name="master-page2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2_7e_LT_7e_Hintergrundobjekte" style:display-name="master-page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2_7e_LT_7e_Hintergrund" style:display-name="master-page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7_7e_LT_7e_Gliederung_20_1" style:display-name="master-page43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7_7e_LT_7e_Gliederung_20_2" style:display-name="master-page437~LT~Gliederung 2" style:family="paragraph" style:parent-style-name="master-page43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7_7e_LT_7e_Gliederung_20_3" style:display-name="master-page437~LT~Gliederung 3" style:family="paragraph" style:parent-style-name="master-page43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7_7e_LT_7e_Gliederung_20_4" style:display-name="master-page437~LT~Gliederung 4" style:family="paragraph" style:parent-style-name="master-page43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7_7e_LT_7e_Gliederung_20_5" style:display-name="master-page437~LT~Gliederung 5" style:family="paragraph" style:parent-style-name="master-page43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7_7e_LT_7e_Gliederung_20_6" style:display-name="master-page437~LT~Gliederung 6" style:family="paragraph" style:parent-style-name="master-page43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7_7e_LT_7e_Gliederung_20_7" style:display-name="master-page437~LT~Gliederung 7" style:family="paragraph" style:parent-style-name="master-page43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7_7e_LT_7e_Gliederung_20_8" style:display-name="master-page437~LT~Gliederung 8" style:family="paragraph" style:parent-style-name="master-page43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7_7e_LT_7e_Gliederung_20_9" style:display-name="master-page437~LT~Gliederung 9" style:family="paragraph" style:parent-style-name="master-page43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7_7e_LT_7e_Titel" style:display-name="master-page43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7_7e_LT_7e_Untertitel" style:display-name="master-page437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7_7e_LT_7e_Notizen" style:display-name="master-page43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7_7e_LT_7e_Hintergrundobjekte" style:display-name="master-page43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7_7e_LT_7e_Hintergrund" style:display-name="master-page43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Hintergrund" style:display-name="master-page7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88_7e_LT_7e_Gliederung_20_1" style:display-name="master-page8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8_7e_LT_7e_Gliederung_20_2" style:display-name="master-page88~LT~Gliederung 2" style:family="paragraph" style:parent-style-name="master-page88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8_7e_LT_7e_Gliederung_20_3" style:display-name="master-page88~LT~Gliederung 3" style:family="paragraph" style:parent-style-name="master-page88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8_7e_LT_7e_Gliederung_20_4" style:display-name="master-page88~LT~Gliederung 4" style:family="paragraph" style:parent-style-name="master-page88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8_7e_LT_7e_Gliederung_20_5" style:display-name="master-page88~LT~Gliederung 5" style:family="paragraph" style:parent-style-name="master-page88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8_7e_LT_7e_Gliederung_20_6" style:display-name="master-page88~LT~Gliederung 6" style:family="paragraph" style:parent-style-name="master-page88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8_7e_LT_7e_Gliederung_20_7" style:display-name="master-page88~LT~Gliederung 7" style:family="paragraph" style:parent-style-name="master-page88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8_7e_LT_7e_Gliederung_20_8" style:display-name="master-page88~LT~Gliederung 8" style:family="paragraph" style:parent-style-name="master-page88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8_7e_LT_7e_Gliederung_20_9" style:display-name="master-page88~LT~Gliederung 9" style:family="paragraph" style:parent-style-name="master-page88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8_7e_LT_7e_Titel" style:display-name="master-page8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8_7e_LT_7e_Untertitel" style:display-name="master-page88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8_7e_LT_7e_Notizen" style:display-name="master-page8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8_7e_LT_7e_Hintergrundobjekte" style:display-name="master-page8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88_7e_LT_7e_Hintergrund" style:display-name="master-page8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_7e_LT_7e_Gliederung_20_1" style:display-name="master-page10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Gliederung_20_2" style:display-name="master-page103~LT~Gliederung 2" style:family="paragraph" style:parent-style-name="master-page10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3_7e_LT_7e_Gliederung_20_3" style:display-name="master-page103~LT~Gliederung 3" style:family="paragraph" style:parent-style-name="master-page10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3_7e_LT_7e_Gliederung_20_4" style:display-name="master-page103~LT~Gliederung 4" style:family="paragraph" style:parent-style-name="master-page10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5" style:display-name="master-page103~LT~Gliederung 5" style:family="paragraph" style:parent-style-name="master-page10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6" style:display-name="master-page103~LT~Gliederung 6" style:family="paragraph" style:parent-style-name="master-page10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7" style:display-name="master-page103~LT~Gliederung 7" style:family="paragraph" style:parent-style-name="master-page10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8" style:display-name="master-page103~LT~Gliederung 8" style:family="paragraph" style:parent-style-name="master-page10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Gliederung_20_9" style:display-name="master-page103~LT~Gliederung 9" style:family="paragraph" style:parent-style-name="master-page10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_7e_LT_7e_Titel" style:display-name="master-page10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Untertitel" style:display-name="master-page10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Notizen" style:display-name="master-page10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_7e_LT_7e_Hintergrundobjekte" style:display-name="master-page10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_7e_LT_7e_Hintergrund" style:display-name="master-page10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6_7e_LT_7e_Gliederung_20_1" style:display-name="master-page10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Gliederung_20_2" style:display-name="master-page106~LT~Gliederung 2" style:family="paragraph" style:parent-style-name="master-page10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6_7e_LT_7e_Gliederung_20_3" style:display-name="master-page106~LT~Gliederung 3" style:family="paragraph" style:parent-style-name="master-page10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6_7e_LT_7e_Gliederung_20_4" style:display-name="master-page106~LT~Gliederung 4" style:family="paragraph" style:parent-style-name="master-page10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5" style:display-name="master-page106~LT~Gliederung 5" style:family="paragraph" style:parent-style-name="master-page10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6" style:display-name="master-page106~LT~Gliederung 6" style:family="paragraph" style:parent-style-name="master-page10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7" style:display-name="master-page106~LT~Gliederung 7" style:family="paragraph" style:parent-style-name="master-page10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8" style:display-name="master-page106~LT~Gliederung 8" style:family="paragraph" style:parent-style-name="master-page10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Gliederung_20_9" style:display-name="master-page106~LT~Gliederung 9" style:family="paragraph" style:parent-style-name="master-page10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6_7e_LT_7e_Titel" style:display-name="master-page10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Untertitel" style:display-name="master-page106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Notizen" style:display-name="master-page10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6_7e_LT_7e_Hintergrundobjekte" style:display-name="master-page10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6_7e_LT_7e_Hintergrund" style:display-name="master-page10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1_7e_LT_7e_Gliederung_20_1" style:display-name="master-page11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Gliederung_20_2" style:display-name="master-page111~LT~Gliederung 2" style:family="paragraph" style:parent-style-name="master-page11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1_7e_LT_7e_Gliederung_20_3" style:display-name="master-page111~LT~Gliederung 3" style:family="paragraph" style:parent-style-name="master-page11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1_7e_LT_7e_Gliederung_20_4" style:display-name="master-page111~LT~Gliederung 4" style:family="paragraph" style:parent-style-name="master-page11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5" style:display-name="master-page111~LT~Gliederung 5" style:family="paragraph" style:parent-style-name="master-page11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6" style:display-name="master-page111~LT~Gliederung 6" style:family="paragraph" style:parent-style-name="master-page11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7" style:display-name="master-page111~LT~Gliederung 7" style:family="paragraph" style:parent-style-name="master-page11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8" style:display-name="master-page111~LT~Gliederung 8" style:family="paragraph" style:parent-style-name="master-page11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9" style:display-name="master-page111~LT~Gliederung 9" style:family="paragraph" style:parent-style-name="master-page11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Titel" style:display-name="master-page11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Untertitel" style:display-name="master-page11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Notizen" style:display-name="master-page11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Hintergrundobjekte" style:display-name="master-page1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1_7e_LT_7e_Hintergrund" style:display-name="master-page11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4_7e_LT_7e_Gliederung_20_1" style:display-name="master-page11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4_7e_LT_7e_Gliederung_20_2" style:display-name="master-page114~LT~Gliederung 2" style:family="paragraph" style:parent-style-name="master-page11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4_7e_LT_7e_Gliederung_20_3" style:display-name="master-page114~LT~Gliederung 3" style:family="paragraph" style:parent-style-name="master-page11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4_7e_LT_7e_Gliederung_20_4" style:display-name="master-page114~LT~Gliederung 4" style:family="paragraph" style:parent-style-name="master-page11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4_7e_LT_7e_Gliederung_20_5" style:display-name="master-page114~LT~Gliederung 5" style:family="paragraph" style:parent-style-name="master-page11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4_7e_LT_7e_Gliederung_20_6" style:display-name="master-page114~LT~Gliederung 6" style:family="paragraph" style:parent-style-name="master-page11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4_7e_LT_7e_Gliederung_20_7" style:display-name="master-page114~LT~Gliederung 7" style:family="paragraph" style:parent-style-name="master-page11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4_7e_LT_7e_Gliederung_20_8" style:display-name="master-page114~LT~Gliederung 8" style:family="paragraph" style:parent-style-name="master-page11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4_7e_LT_7e_Gliederung_20_9" style:display-name="master-page114~LT~Gliederung 9" style:family="paragraph" style:parent-style-name="master-page11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4_7e_LT_7e_Titel" style:display-name="master-page11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4_7e_LT_7e_Untertitel" style:display-name="master-page11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4_7e_LT_7e_Notizen" style:display-name="master-page11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4_7e_LT_7e_Hintergrundobjekte" style:display-name="master-page11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4_7e_LT_7e_Hintergrund" style:display-name="master-page11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7_7e_LT_7e_Gliederung_20_1" style:display-name="master-page11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7_7e_LT_7e_Gliederung_20_2" style:display-name="master-page117~LT~Gliederung 2" style:family="paragraph" style:parent-style-name="master-page11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7_7e_LT_7e_Gliederung_20_3" style:display-name="master-page117~LT~Gliederung 3" style:family="paragraph" style:parent-style-name="master-page11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7_7e_LT_7e_Gliederung_20_4" style:display-name="master-page117~LT~Gliederung 4" style:family="paragraph" style:parent-style-name="master-page11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7_7e_LT_7e_Gliederung_20_5" style:display-name="master-page117~LT~Gliederung 5" style:family="paragraph" style:parent-style-name="master-page11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7_7e_LT_7e_Gliederung_20_6" style:display-name="master-page117~LT~Gliederung 6" style:family="paragraph" style:parent-style-name="master-page11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7_7e_LT_7e_Gliederung_20_7" style:display-name="master-page117~LT~Gliederung 7" style:family="paragraph" style:parent-style-name="master-page11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7_7e_LT_7e_Gliederung_20_8" style:display-name="master-page117~LT~Gliederung 8" style:family="paragraph" style:parent-style-name="master-page11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7_7e_LT_7e_Gliederung_20_9" style:display-name="master-page117~LT~Gliederung 9" style:family="paragraph" style:parent-style-name="master-page11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7_7e_LT_7e_Titel" style:display-name="master-page11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7_7e_LT_7e_Untertitel" style:display-name="master-page117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7_7e_LT_7e_Notizen" style:display-name="master-page11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7_7e_LT_7e_Hintergrundobjekte" style:display-name="master-page11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7_7e_LT_7e_Hintergrund" style:display-name="master-page11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26_7e_LT_7e_Gliederung_20_1" style:display-name="master-page12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26_7e_LT_7e_Gliederung_20_2" style:display-name="master-page126~LT~Gliederung 2" style:family="paragraph" style:parent-style-name="master-page12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26_7e_LT_7e_Gliederung_20_3" style:display-name="master-page126~LT~Gliederung 3" style:family="paragraph" style:parent-style-name="master-page12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26_7e_LT_7e_Gliederung_20_4" style:display-name="master-page126~LT~Gliederung 4" style:family="paragraph" style:parent-style-name="master-page12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6_7e_LT_7e_Gliederung_20_5" style:display-name="master-page126~LT~Gliederung 5" style:family="paragraph" style:parent-style-name="master-page12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6_7e_LT_7e_Gliederung_20_6" style:display-name="master-page126~LT~Gliederung 6" style:family="paragraph" style:parent-style-name="master-page12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6_7e_LT_7e_Gliederung_20_7" style:display-name="master-page126~LT~Gliederung 7" style:family="paragraph" style:parent-style-name="master-page12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6_7e_LT_7e_Gliederung_20_8" style:display-name="master-page126~LT~Gliederung 8" style:family="paragraph" style:parent-style-name="master-page12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6_7e_LT_7e_Gliederung_20_9" style:display-name="master-page126~LT~Gliederung 9" style:family="paragraph" style:parent-style-name="master-page12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6_7e_LT_7e_Titel" style:display-name="master-page12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26_7e_LT_7e_Untertitel" style:display-name="master-page126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26_7e_LT_7e_Notizen" style:display-name="master-page12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26_7e_LT_7e_Hintergrundobjekte" style:display-name="master-page12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26_7e_LT_7e_Hintergrund" style:display-name="master-page12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39_7e_LT_7e_Gliederung_20_1" style:display-name="master-page139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39_7e_LT_7e_Gliederung_20_2" style:display-name="master-page139~LT~Gliederung 2" style:family="paragraph" style:parent-style-name="master-page139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39_7e_LT_7e_Gliederung_20_3" style:display-name="master-page139~LT~Gliederung 3" style:family="paragraph" style:parent-style-name="master-page139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39_7e_LT_7e_Gliederung_20_4" style:display-name="master-page139~LT~Gliederung 4" style:family="paragraph" style:parent-style-name="master-page139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9_7e_LT_7e_Gliederung_20_5" style:display-name="master-page139~LT~Gliederung 5" style:family="paragraph" style:parent-style-name="master-page139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9_7e_LT_7e_Gliederung_20_6" style:display-name="master-page139~LT~Gliederung 6" style:family="paragraph" style:parent-style-name="master-page139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9_7e_LT_7e_Gliederung_20_7" style:display-name="master-page139~LT~Gliederung 7" style:family="paragraph" style:parent-style-name="master-page139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9_7e_LT_7e_Gliederung_20_8" style:display-name="master-page139~LT~Gliederung 8" style:family="paragraph" style:parent-style-name="master-page139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9_7e_LT_7e_Gliederung_20_9" style:display-name="master-page139~LT~Gliederung 9" style:family="paragraph" style:parent-style-name="master-page139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9_7e_LT_7e_Titel" style:display-name="master-page13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39_7e_LT_7e_Untertitel" style:display-name="master-page139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39_7e_LT_7e_Notizen" style:display-name="master-page139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39_7e_LT_7e_Hintergrundobjekte" style:display-name="master-page13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39_7e_LT_7e_Hintergrund" style:display-name="master-page13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48_7e_LT_7e_Gliederung_20_1" style:display-name="master-page14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48_7e_LT_7e_Gliederung_20_2" style:display-name="master-page148~LT~Gliederung 2" style:family="paragraph" style:parent-style-name="master-page148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48_7e_LT_7e_Gliederung_20_3" style:display-name="master-page148~LT~Gliederung 3" style:family="paragraph" style:parent-style-name="master-page148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48_7e_LT_7e_Gliederung_20_4" style:display-name="master-page148~LT~Gliederung 4" style:family="paragraph" style:parent-style-name="master-page148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5" style:display-name="master-page148~LT~Gliederung 5" style:family="paragraph" style:parent-style-name="master-page148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6" style:display-name="master-page148~LT~Gliederung 6" style:family="paragraph" style:parent-style-name="master-page148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7" style:display-name="master-page148~LT~Gliederung 7" style:family="paragraph" style:parent-style-name="master-page148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8" style:display-name="master-page148~LT~Gliederung 8" style:family="paragraph" style:parent-style-name="master-page148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9" style:display-name="master-page148~LT~Gliederung 9" style:family="paragraph" style:parent-style-name="master-page148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Titel" style:display-name="master-page14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48_7e_LT_7e_Untertitel" style:display-name="master-page148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48_7e_LT_7e_Notizen" style:display-name="master-page14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48_7e_LT_7e_Hintergrundobjekte" style:display-name="master-page14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48_7e_LT_7e_Hintergrund" style:display-name="master-page14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5_7e_LT_7e_Gliederung_20_1" style:display-name="master-page15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5_7e_LT_7e_Gliederung_20_2" style:display-name="master-page155~LT~Gliederung 2" style:family="paragraph" style:parent-style-name="master-page15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5_7e_LT_7e_Gliederung_20_3" style:display-name="master-page155~LT~Gliederung 3" style:family="paragraph" style:parent-style-name="master-page15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5_7e_LT_7e_Gliederung_20_4" style:display-name="master-page155~LT~Gliederung 4" style:family="paragraph" style:parent-style-name="master-page15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5_7e_LT_7e_Gliederung_20_5" style:display-name="master-page155~LT~Gliederung 5" style:family="paragraph" style:parent-style-name="master-page15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5_7e_LT_7e_Gliederung_20_6" style:display-name="master-page155~LT~Gliederung 6" style:family="paragraph" style:parent-style-name="master-page15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5_7e_LT_7e_Gliederung_20_7" style:display-name="master-page155~LT~Gliederung 7" style:family="paragraph" style:parent-style-name="master-page15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5_7e_LT_7e_Gliederung_20_8" style:display-name="master-page155~LT~Gliederung 8" style:family="paragraph" style:parent-style-name="master-page15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5_7e_LT_7e_Gliederung_20_9" style:display-name="master-page155~LT~Gliederung 9" style:family="paragraph" style:parent-style-name="master-page15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5_7e_LT_7e_Titel" style:display-name="master-page15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5_7e_LT_7e_Untertitel" style:display-name="master-page15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5_7e_LT_7e_Notizen" style:display-name="master-page15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5_7e_LT_7e_Hintergrundobjekte" style:display-name="master-page15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5_7e_LT_7e_Hintergrund" style:display-name="master-page15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62_7e_LT_7e_Gliederung_20_1" style:display-name="master-page16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2_7e_LT_7e_Gliederung_20_2" style:display-name="master-page162~LT~Gliederung 2" style:family="paragraph" style:parent-style-name="master-page16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2_7e_LT_7e_Gliederung_20_3" style:display-name="master-page162~LT~Gliederung 3" style:family="paragraph" style:parent-style-name="master-page16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2_7e_LT_7e_Gliederung_20_4" style:display-name="master-page162~LT~Gliederung 4" style:family="paragraph" style:parent-style-name="master-page16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2_7e_LT_7e_Gliederung_20_5" style:display-name="master-page162~LT~Gliederung 5" style:family="paragraph" style:parent-style-name="master-page16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2_7e_LT_7e_Gliederung_20_6" style:display-name="master-page162~LT~Gliederung 6" style:family="paragraph" style:parent-style-name="master-page16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2_7e_LT_7e_Gliederung_20_7" style:display-name="master-page162~LT~Gliederung 7" style:family="paragraph" style:parent-style-name="master-page16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2_7e_LT_7e_Gliederung_20_8" style:display-name="master-page162~LT~Gliederung 8" style:family="paragraph" style:parent-style-name="master-page16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2_7e_LT_7e_Gliederung_20_9" style:display-name="master-page162~LT~Gliederung 9" style:family="paragraph" style:parent-style-name="master-page16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2_7e_LT_7e_Titel" style:display-name="master-page16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2_7e_LT_7e_Untertitel" style:display-name="master-page16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2_7e_LT_7e_Notizen" style:display-name="master-page16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2_7e_LT_7e_Hintergrundobjekte" style:display-name="master-page16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62_7e_LT_7e_Hintergrund" style:display-name="master-page16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65_7e_LT_7e_Gliederung_20_1" style:display-name="master-page16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5_7e_LT_7e_Gliederung_20_2" style:display-name="master-page165~LT~Gliederung 2" style:family="paragraph" style:parent-style-name="master-page16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5_7e_LT_7e_Gliederung_20_3" style:display-name="master-page165~LT~Gliederung 3" style:family="paragraph" style:parent-style-name="master-page16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5_7e_LT_7e_Gliederung_20_4" style:display-name="master-page165~LT~Gliederung 4" style:family="paragraph" style:parent-style-name="master-page16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5_7e_LT_7e_Gliederung_20_5" style:display-name="master-page165~LT~Gliederung 5" style:family="paragraph" style:parent-style-name="master-page16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5_7e_LT_7e_Gliederung_20_6" style:display-name="master-page165~LT~Gliederung 6" style:family="paragraph" style:parent-style-name="master-page16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5_7e_LT_7e_Gliederung_20_7" style:display-name="master-page165~LT~Gliederung 7" style:family="paragraph" style:parent-style-name="master-page16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5_7e_LT_7e_Gliederung_20_8" style:display-name="master-page165~LT~Gliederung 8" style:family="paragraph" style:parent-style-name="master-page16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5_7e_LT_7e_Gliederung_20_9" style:display-name="master-page165~LT~Gliederung 9" style:family="paragraph" style:parent-style-name="master-page16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5_7e_LT_7e_Titel" style:display-name="master-page16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5_7e_LT_7e_Untertitel" style:display-name="master-page16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5_7e_LT_7e_Notizen" style:display-name="master-page16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5_7e_LT_7e_Hintergrundobjekte" style:display-name="master-page16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65_7e_LT_7e_Hintergrund" style:display-name="master-page16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68_7e_LT_7e_Gliederung_20_1" style:display-name="master-page16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8_7e_LT_7e_Gliederung_20_2" style:display-name="master-page168~LT~Gliederung 2" style:family="paragraph" style:parent-style-name="master-page168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8_7e_LT_7e_Gliederung_20_3" style:display-name="master-page168~LT~Gliederung 3" style:family="paragraph" style:parent-style-name="master-page168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8_7e_LT_7e_Gliederung_20_4" style:display-name="master-page168~LT~Gliederung 4" style:family="paragraph" style:parent-style-name="master-page168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5" style:display-name="master-page168~LT~Gliederung 5" style:family="paragraph" style:parent-style-name="master-page168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6" style:display-name="master-page168~LT~Gliederung 6" style:family="paragraph" style:parent-style-name="master-page168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7" style:display-name="master-page168~LT~Gliederung 7" style:family="paragraph" style:parent-style-name="master-page168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8" style:display-name="master-page168~LT~Gliederung 8" style:family="paragraph" style:parent-style-name="master-page168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Gliederung_20_9" style:display-name="master-page168~LT~Gliederung 9" style:family="paragraph" style:parent-style-name="master-page168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8_7e_LT_7e_Titel" style:display-name="master-page16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8_7e_LT_7e_Untertitel" style:display-name="master-page168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8_7e_LT_7e_Notizen" style:display-name="master-page16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68_7e_LT_7e_Hintergrundobjekte" style:display-name="master-page16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68_7e_LT_7e_Hintergrund" style:display-name="master-page16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00_7e_LT_7e_Gliederung_20_1" style:display-name="master-page30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0_7e_LT_7e_Gliederung_20_2" style:display-name="master-page300~LT~Gliederung 2" style:family="paragraph" style:parent-style-name="master-page30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0_7e_LT_7e_Gliederung_20_3" style:display-name="master-page300~LT~Gliederung 3" style:family="paragraph" style:parent-style-name="master-page30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0_7e_LT_7e_Gliederung_20_4" style:display-name="master-page300~LT~Gliederung 4" style:family="paragraph" style:parent-style-name="master-page30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0_7e_LT_7e_Gliederung_20_5" style:display-name="master-page300~LT~Gliederung 5" style:family="paragraph" style:parent-style-name="master-page30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0_7e_LT_7e_Gliederung_20_6" style:display-name="master-page300~LT~Gliederung 6" style:family="paragraph" style:parent-style-name="master-page30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0_7e_LT_7e_Gliederung_20_7" style:display-name="master-page300~LT~Gliederung 7" style:family="paragraph" style:parent-style-name="master-page30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0_7e_LT_7e_Gliederung_20_8" style:display-name="master-page300~LT~Gliederung 8" style:family="paragraph" style:parent-style-name="master-page30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0_7e_LT_7e_Gliederung_20_9" style:display-name="master-page300~LT~Gliederung 9" style:family="paragraph" style:parent-style-name="master-page30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0_7e_LT_7e_Titel" style:display-name="master-page30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0_7e_LT_7e_Untertitel" style:display-name="master-page30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0_7e_LT_7e_Notizen" style:display-name="master-page30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00_7e_LT_7e_Hintergrundobjekte" style:display-name="master-page30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00_7e_LT_7e_Hintergrund" style:display-name="master-page30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71_7e_LT_7e_Gliederung_20_1" style:display-name="master-page17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1_7e_LT_7e_Gliederung_20_2" style:display-name="master-page171~LT~Gliederung 2" style:family="paragraph" style:parent-style-name="master-page17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1_7e_LT_7e_Gliederung_20_3" style:display-name="master-page171~LT~Gliederung 3" style:family="paragraph" style:parent-style-name="master-page17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1_7e_LT_7e_Gliederung_20_4" style:display-name="master-page171~LT~Gliederung 4" style:family="paragraph" style:parent-style-name="master-page17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1_7e_LT_7e_Gliederung_20_5" style:display-name="master-page171~LT~Gliederung 5" style:family="paragraph" style:parent-style-name="master-page17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1_7e_LT_7e_Gliederung_20_6" style:display-name="master-page171~LT~Gliederung 6" style:family="paragraph" style:parent-style-name="master-page17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1_7e_LT_7e_Gliederung_20_7" style:display-name="master-page171~LT~Gliederung 7" style:family="paragraph" style:parent-style-name="master-page17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1_7e_LT_7e_Gliederung_20_8" style:display-name="master-page171~LT~Gliederung 8" style:family="paragraph" style:parent-style-name="master-page17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1_7e_LT_7e_Gliederung_20_9" style:display-name="master-page171~LT~Gliederung 9" style:family="paragraph" style:parent-style-name="master-page17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1_7e_LT_7e_Titel" style:display-name="master-page17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1_7e_LT_7e_Untertitel" style:display-name="master-page17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1_7e_LT_7e_Notizen" style:display-name="master-page17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1_7e_LT_7e_Hintergrundobjekte" style:display-name="master-page17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71_7e_LT_7e_Hintergrund" style:display-name="master-page17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74_7e_LT_7e_Gliederung_20_1" style:display-name="master-page17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4_7e_LT_7e_Gliederung_20_2" style:display-name="master-page174~LT~Gliederung 2" style:family="paragraph" style:parent-style-name="master-page17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4_7e_LT_7e_Gliederung_20_3" style:display-name="master-page174~LT~Gliederung 3" style:family="paragraph" style:parent-style-name="master-page17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4_7e_LT_7e_Gliederung_20_4" style:display-name="master-page174~LT~Gliederung 4" style:family="paragraph" style:parent-style-name="master-page17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4_7e_LT_7e_Gliederung_20_5" style:display-name="master-page174~LT~Gliederung 5" style:family="paragraph" style:parent-style-name="master-page17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4_7e_LT_7e_Gliederung_20_6" style:display-name="master-page174~LT~Gliederung 6" style:family="paragraph" style:parent-style-name="master-page17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4_7e_LT_7e_Gliederung_20_7" style:display-name="master-page174~LT~Gliederung 7" style:family="paragraph" style:parent-style-name="master-page17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4_7e_LT_7e_Gliederung_20_8" style:display-name="master-page174~LT~Gliederung 8" style:family="paragraph" style:parent-style-name="master-page17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4_7e_LT_7e_Gliederung_20_9" style:display-name="master-page174~LT~Gliederung 9" style:family="paragraph" style:parent-style-name="master-page17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4_7e_LT_7e_Titel" style:display-name="master-page17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4_7e_LT_7e_Untertitel" style:display-name="master-page17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4_7e_LT_7e_Notizen" style:display-name="master-page17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4_7e_LT_7e_Hintergrundobjekte" style:display-name="master-page17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74_7e_LT_7e_Hintergrund" style:display-name="master-page17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77_7e_LT_7e_Gliederung_20_1" style:display-name="master-page17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7_7e_LT_7e_Gliederung_20_2" style:display-name="master-page177~LT~Gliederung 2" style:family="paragraph" style:parent-style-name="master-page17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7_7e_LT_7e_Gliederung_20_3" style:display-name="master-page177~LT~Gliederung 3" style:family="paragraph" style:parent-style-name="master-page17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7_7e_LT_7e_Gliederung_20_4" style:display-name="master-page177~LT~Gliederung 4" style:family="paragraph" style:parent-style-name="master-page17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7_7e_LT_7e_Gliederung_20_5" style:display-name="master-page177~LT~Gliederung 5" style:family="paragraph" style:parent-style-name="master-page17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7_7e_LT_7e_Gliederung_20_6" style:display-name="master-page177~LT~Gliederung 6" style:family="paragraph" style:parent-style-name="master-page17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7_7e_LT_7e_Gliederung_20_7" style:display-name="master-page177~LT~Gliederung 7" style:family="paragraph" style:parent-style-name="master-page17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7_7e_LT_7e_Gliederung_20_8" style:display-name="master-page177~LT~Gliederung 8" style:family="paragraph" style:parent-style-name="master-page17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7_7e_LT_7e_Gliederung_20_9" style:display-name="master-page177~LT~Gliederung 9" style:family="paragraph" style:parent-style-name="master-page17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7_7e_LT_7e_Titel" style:display-name="master-page17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7_7e_LT_7e_Untertitel" style:display-name="master-page177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7_7e_LT_7e_Notizen" style:display-name="master-page17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77_7e_LT_7e_Hintergrundobjekte" style:display-name="master-page17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77_7e_LT_7e_Hintergrund" style:display-name="master-page17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2_7e_LT_7e_Gliederung_20_1" style:display-name="master-page18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2_7e_LT_7e_Gliederung_20_2" style:display-name="master-page182~LT~Gliederung 2" style:family="paragraph" style:parent-style-name="master-page18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2_7e_LT_7e_Gliederung_20_3" style:display-name="master-page182~LT~Gliederung 3" style:family="paragraph" style:parent-style-name="master-page18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2_7e_LT_7e_Gliederung_20_4" style:display-name="master-page182~LT~Gliederung 4" style:family="paragraph" style:parent-style-name="master-page18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5" style:display-name="master-page182~LT~Gliederung 5" style:family="paragraph" style:parent-style-name="master-page18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6" style:display-name="master-page182~LT~Gliederung 6" style:family="paragraph" style:parent-style-name="master-page18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7" style:display-name="master-page182~LT~Gliederung 7" style:family="paragraph" style:parent-style-name="master-page18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8" style:display-name="master-page182~LT~Gliederung 8" style:family="paragraph" style:parent-style-name="master-page18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9" style:display-name="master-page182~LT~Gliederung 9" style:family="paragraph" style:parent-style-name="master-page18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Titel" style:display-name="master-page18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2_7e_LT_7e_Untertitel" style:display-name="master-page18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2_7e_LT_7e_Notizen" style:display-name="master-page18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2_7e_LT_7e_Hintergrundobjekte" style:display-name="master-page18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2_7e_LT_7e_Hintergrund" style:display-name="master-page18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5_7e_LT_7e_Gliederung_20_1" style:display-name="master-page18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5_7e_LT_7e_Gliederung_20_2" style:display-name="master-page185~LT~Gliederung 2" style:family="paragraph" style:parent-style-name="master-page18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5_7e_LT_7e_Gliederung_20_3" style:display-name="master-page185~LT~Gliederung 3" style:family="paragraph" style:parent-style-name="master-page18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5_7e_LT_7e_Gliederung_20_4" style:display-name="master-page185~LT~Gliederung 4" style:family="paragraph" style:parent-style-name="master-page18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5" style:display-name="master-page185~LT~Gliederung 5" style:family="paragraph" style:parent-style-name="master-page18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6" style:display-name="master-page185~LT~Gliederung 6" style:family="paragraph" style:parent-style-name="master-page18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7" style:display-name="master-page185~LT~Gliederung 7" style:family="paragraph" style:parent-style-name="master-page18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8" style:display-name="master-page185~LT~Gliederung 8" style:family="paragraph" style:parent-style-name="master-page18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9" style:display-name="master-page185~LT~Gliederung 9" style:family="paragraph" style:parent-style-name="master-page18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Titel" style:display-name="master-page18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5_7e_LT_7e_Untertitel" style:display-name="master-page18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5_7e_LT_7e_Notizen" style:display-name="master-page18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5_7e_LT_7e_Hintergrundobjekte" style:display-name="master-page18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5_7e_LT_7e_Hintergrund" style:display-name="master-page18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4_7e_LT_7e_Gliederung_20_1" style:display-name="master-page20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4_7e_LT_7e_Gliederung_20_2" style:display-name="master-page204~LT~Gliederung 2" style:family="paragraph" style:parent-style-name="master-page20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4_7e_LT_7e_Gliederung_20_3" style:display-name="master-page204~LT~Gliederung 3" style:family="paragraph" style:parent-style-name="master-page20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4_7e_LT_7e_Gliederung_20_4" style:display-name="master-page204~LT~Gliederung 4" style:family="paragraph" style:parent-style-name="master-page20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4_7e_LT_7e_Gliederung_20_5" style:display-name="master-page204~LT~Gliederung 5" style:family="paragraph" style:parent-style-name="master-page20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4_7e_LT_7e_Gliederung_20_6" style:display-name="master-page204~LT~Gliederung 6" style:family="paragraph" style:parent-style-name="master-page20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4_7e_LT_7e_Gliederung_20_7" style:display-name="master-page204~LT~Gliederung 7" style:family="paragraph" style:parent-style-name="master-page20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4_7e_LT_7e_Gliederung_20_8" style:display-name="master-page204~LT~Gliederung 8" style:family="paragraph" style:parent-style-name="master-page20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4_7e_LT_7e_Gliederung_20_9" style:display-name="master-page204~LT~Gliederung 9" style:family="paragraph" style:parent-style-name="master-page20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4_7e_LT_7e_Titel" style:display-name="master-page20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4_7e_LT_7e_Untertitel" style:display-name="master-page20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4_7e_LT_7e_Notizen" style:display-name="master-page20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4_7e_LT_7e_Hintergrundobjekte" style:display-name="master-page20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4_7e_LT_7e_Hintergrund" style:display-name="master-page20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7_7e_LT_7e_Gliederung_20_1" style:display-name="master-page20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7_7e_LT_7e_Gliederung_20_2" style:display-name="master-page207~LT~Gliederung 2" style:family="paragraph" style:parent-style-name="master-page20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7_7e_LT_7e_Gliederung_20_3" style:display-name="master-page207~LT~Gliederung 3" style:family="paragraph" style:parent-style-name="master-page20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7_7e_LT_7e_Gliederung_20_4" style:display-name="master-page207~LT~Gliederung 4" style:family="paragraph" style:parent-style-name="master-page20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7_7e_LT_7e_Gliederung_20_5" style:display-name="master-page207~LT~Gliederung 5" style:family="paragraph" style:parent-style-name="master-page20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7_7e_LT_7e_Gliederung_20_6" style:display-name="master-page207~LT~Gliederung 6" style:family="paragraph" style:parent-style-name="master-page20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7_7e_LT_7e_Gliederung_20_7" style:display-name="master-page207~LT~Gliederung 7" style:family="paragraph" style:parent-style-name="master-page20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7_7e_LT_7e_Gliederung_20_8" style:display-name="master-page207~LT~Gliederung 8" style:family="paragraph" style:parent-style-name="master-page20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7_7e_LT_7e_Gliederung_20_9" style:display-name="master-page207~LT~Gliederung 9" style:family="paragraph" style:parent-style-name="master-page20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7_7e_LT_7e_Titel" style:display-name="master-page20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7_7e_LT_7e_Untertitel" style:display-name="master-page207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7_7e_LT_7e_Notizen" style:display-name="master-page20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7_7e_LT_7e_Hintergrundobjekte" style:display-name="master-page20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7_7e_LT_7e_Hintergrund" style:display-name="master-page20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10_7e_LT_7e_Gliederung_20_1" style:display-name="master-page21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0_7e_LT_7e_Gliederung_20_2" style:display-name="master-page210~LT~Gliederung 2" style:family="paragraph" style:parent-style-name="master-page21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10_7e_LT_7e_Gliederung_20_3" style:display-name="master-page210~LT~Gliederung 3" style:family="paragraph" style:parent-style-name="master-page21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10_7e_LT_7e_Gliederung_20_4" style:display-name="master-page210~LT~Gliederung 4" style:family="paragraph" style:parent-style-name="master-page21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0_7e_LT_7e_Gliederung_20_5" style:display-name="master-page210~LT~Gliederung 5" style:family="paragraph" style:parent-style-name="master-page21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0_7e_LT_7e_Gliederung_20_6" style:display-name="master-page210~LT~Gliederung 6" style:family="paragraph" style:parent-style-name="master-page21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0_7e_LT_7e_Gliederung_20_7" style:display-name="master-page210~LT~Gliederung 7" style:family="paragraph" style:parent-style-name="master-page21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0_7e_LT_7e_Gliederung_20_8" style:display-name="master-page210~LT~Gliederung 8" style:family="paragraph" style:parent-style-name="master-page21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0_7e_LT_7e_Gliederung_20_9" style:display-name="master-page210~LT~Gliederung 9" style:family="paragraph" style:parent-style-name="master-page21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0_7e_LT_7e_Titel" style:display-name="master-page21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0_7e_LT_7e_Untertitel" style:display-name="master-page21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0_7e_LT_7e_Notizen" style:display-name="master-page21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0_7e_LT_7e_Hintergrundobjekte" style:display-name="master-page2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10_7e_LT_7e_Hintergrund" style:display-name="master-page21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13_7e_LT_7e_Gliederung_20_1" style:display-name="master-page21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3_7e_LT_7e_Gliederung_20_2" style:display-name="master-page213~LT~Gliederung 2" style:family="paragraph" style:parent-style-name="master-page21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13_7e_LT_7e_Gliederung_20_3" style:display-name="master-page213~LT~Gliederung 3" style:family="paragraph" style:parent-style-name="master-page21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13_7e_LT_7e_Gliederung_20_4" style:display-name="master-page213~LT~Gliederung 4" style:family="paragraph" style:parent-style-name="master-page21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3_7e_LT_7e_Gliederung_20_5" style:display-name="master-page213~LT~Gliederung 5" style:family="paragraph" style:parent-style-name="master-page21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3_7e_LT_7e_Gliederung_20_6" style:display-name="master-page213~LT~Gliederung 6" style:family="paragraph" style:parent-style-name="master-page21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3_7e_LT_7e_Gliederung_20_7" style:display-name="master-page213~LT~Gliederung 7" style:family="paragraph" style:parent-style-name="master-page21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3_7e_LT_7e_Gliederung_20_8" style:display-name="master-page213~LT~Gliederung 8" style:family="paragraph" style:parent-style-name="master-page21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3_7e_LT_7e_Gliederung_20_9" style:display-name="master-page213~LT~Gliederung 9" style:family="paragraph" style:parent-style-name="master-page21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13_7e_LT_7e_Titel" style:display-name="master-page21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3_7e_LT_7e_Untertitel" style:display-name="master-page21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3_7e_LT_7e_Notizen" style:display-name="master-page21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13_7e_LT_7e_Hintergrundobjekte" style:display-name="master-page21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13_7e_LT_7e_Hintergrund" style:display-name="master-page21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3_7e_LT_7e_Gliederung_20_1" style:display-name="master-page32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3_7e_LT_7e_Gliederung_20_2" style:display-name="master-page323~LT~Gliederung 2" style:family="paragraph" style:parent-style-name="master-page32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3_7e_LT_7e_Gliederung_20_3" style:display-name="master-page323~LT~Gliederung 3" style:family="paragraph" style:parent-style-name="master-page32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3_7e_LT_7e_Gliederung_20_4" style:display-name="master-page323~LT~Gliederung 4" style:family="paragraph" style:parent-style-name="master-page32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3_7e_LT_7e_Gliederung_20_5" style:display-name="master-page323~LT~Gliederung 5" style:family="paragraph" style:parent-style-name="master-page32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3_7e_LT_7e_Gliederung_20_6" style:display-name="master-page323~LT~Gliederung 6" style:family="paragraph" style:parent-style-name="master-page32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3_7e_LT_7e_Gliederung_20_7" style:display-name="master-page323~LT~Gliederung 7" style:family="paragraph" style:parent-style-name="master-page32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3_7e_LT_7e_Gliederung_20_8" style:display-name="master-page323~LT~Gliederung 8" style:family="paragraph" style:parent-style-name="master-page32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3_7e_LT_7e_Gliederung_20_9" style:display-name="master-page323~LT~Gliederung 9" style:family="paragraph" style:parent-style-name="master-page32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3_7e_LT_7e_Titel" style:display-name="master-page32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3_7e_LT_7e_Untertitel" style:display-name="master-page32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3_7e_LT_7e_Notizen" style:display-name="master-page32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3_7e_LT_7e_Hintergrundobjekte" style:display-name="master-page32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3_7e_LT_7e_Hintergrund" style:display-name="master-page32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6_7e_LT_7e_Gliederung_20_1" style:display-name="master-page34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6_7e_LT_7e_Gliederung_20_2" style:display-name="master-page346~LT~Gliederung 2" style:family="paragraph" style:parent-style-name="master-page34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6_7e_LT_7e_Gliederung_20_3" style:display-name="master-page346~LT~Gliederung 3" style:family="paragraph" style:parent-style-name="master-page34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6_7e_LT_7e_Gliederung_20_4" style:display-name="master-page346~LT~Gliederung 4" style:family="paragraph" style:parent-style-name="master-page34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6_7e_LT_7e_Gliederung_20_5" style:display-name="master-page346~LT~Gliederung 5" style:family="paragraph" style:parent-style-name="master-page34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6_7e_LT_7e_Gliederung_20_6" style:display-name="master-page346~LT~Gliederung 6" style:family="paragraph" style:parent-style-name="master-page34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6_7e_LT_7e_Gliederung_20_7" style:display-name="master-page346~LT~Gliederung 7" style:family="paragraph" style:parent-style-name="master-page34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6_7e_LT_7e_Gliederung_20_8" style:display-name="master-page346~LT~Gliederung 8" style:family="paragraph" style:parent-style-name="master-page34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6_7e_LT_7e_Gliederung_20_9" style:display-name="master-page346~LT~Gliederung 9" style:family="paragraph" style:parent-style-name="master-page34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6_7e_LT_7e_Titel" style:display-name="master-page34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6_7e_LT_7e_Untertitel" style:display-name="master-page346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6_7e_LT_7e_Notizen" style:display-name="master-page34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6_7e_LT_7e_Hintergrundobjekte" style:display-name="master-page34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6_7e_LT_7e_Hintergrund" style:display-name="master-page34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_7e_LT_7e_Gliederung_20_1" style:display-name="master-page38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_7e_LT_7e_Gliederung_20_2" style:display-name="master-page381~LT~Gliederung 2" style:family="paragraph" style:parent-style-name="master-page38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1_7e_LT_7e_Gliederung_20_3" style:display-name="master-page381~LT~Gliederung 3" style:family="paragraph" style:parent-style-name="master-page38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1_7e_LT_7e_Gliederung_20_4" style:display-name="master-page381~LT~Gliederung 4" style:family="paragraph" style:parent-style-name="master-page38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_7e_LT_7e_Gliederung_20_5" style:display-name="master-page381~LT~Gliederung 5" style:family="paragraph" style:parent-style-name="master-page38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_7e_LT_7e_Gliederung_20_6" style:display-name="master-page381~LT~Gliederung 6" style:family="paragraph" style:parent-style-name="master-page38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_7e_LT_7e_Gliederung_20_7" style:display-name="master-page381~LT~Gliederung 7" style:family="paragraph" style:parent-style-name="master-page38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_7e_LT_7e_Gliederung_20_8" style:display-name="master-page381~LT~Gliederung 8" style:family="paragraph" style:parent-style-name="master-page38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_7e_LT_7e_Gliederung_20_9" style:display-name="master-page381~LT~Gliederung 9" style:family="paragraph" style:parent-style-name="master-page38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_7e_LT_7e_Titel" style:display-name="master-page38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_7e_LT_7e_Untertitel" style:display-name="master-page38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_7e_LT_7e_Notizen" style:display-name="master-page38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_7e_LT_7e_Hintergrundobjekte" style:display-name="master-page38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_7e_LT_7e_Hintergrund" style:display-name="master-page38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04_7e_LT_7e_Gliederung_20_1" style:display-name="master-page40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04_7e_LT_7e_Gliederung_20_2" style:display-name="master-page404~LT~Gliederung 2" style:family="paragraph" style:parent-style-name="master-page40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04_7e_LT_7e_Gliederung_20_3" style:display-name="master-page404~LT~Gliederung 3" style:family="paragraph" style:parent-style-name="master-page40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04_7e_LT_7e_Gliederung_20_4" style:display-name="master-page404~LT~Gliederung 4" style:family="paragraph" style:parent-style-name="master-page40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04_7e_LT_7e_Gliederung_20_5" style:display-name="master-page404~LT~Gliederung 5" style:family="paragraph" style:parent-style-name="master-page40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04_7e_LT_7e_Gliederung_20_6" style:display-name="master-page404~LT~Gliederung 6" style:family="paragraph" style:parent-style-name="master-page40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04_7e_LT_7e_Gliederung_20_7" style:display-name="master-page404~LT~Gliederung 7" style:family="paragraph" style:parent-style-name="master-page40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04_7e_LT_7e_Gliederung_20_8" style:display-name="master-page404~LT~Gliederung 8" style:family="paragraph" style:parent-style-name="master-page40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04_7e_LT_7e_Gliederung_20_9" style:display-name="master-page404~LT~Gliederung 9" style:family="paragraph" style:parent-style-name="master-page40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04_7e_LT_7e_Titel" style:display-name="master-page40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04_7e_LT_7e_Untertitel" style:display-name="master-page40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04_7e_LT_7e_Notizen" style:display-name="master-page40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04_7e_LT_7e_Hintergrundobjekte" style:display-name="master-page40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04_7e_LT_7e_Hintergrund" style:display-name="master-page40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22_7e_LT_7e_Gliederung_20_1" style:display-name="master-page42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2_7e_LT_7e_Gliederung_20_2" style:display-name="master-page422~LT~Gliederung 2" style:family="paragraph" style:parent-style-name="master-page42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2_7e_LT_7e_Gliederung_20_3" style:display-name="master-page422~LT~Gliederung 3" style:family="paragraph" style:parent-style-name="master-page42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2_7e_LT_7e_Gliederung_20_4" style:display-name="master-page422~LT~Gliederung 4" style:family="paragraph" style:parent-style-name="master-page42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2_7e_LT_7e_Gliederung_20_5" style:display-name="master-page422~LT~Gliederung 5" style:family="paragraph" style:parent-style-name="master-page42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2_7e_LT_7e_Gliederung_20_6" style:display-name="master-page422~LT~Gliederung 6" style:family="paragraph" style:parent-style-name="master-page42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2_7e_LT_7e_Gliederung_20_7" style:display-name="master-page422~LT~Gliederung 7" style:family="paragraph" style:parent-style-name="master-page42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2_7e_LT_7e_Gliederung_20_8" style:display-name="master-page422~LT~Gliederung 8" style:family="paragraph" style:parent-style-name="master-page42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2_7e_LT_7e_Gliederung_20_9" style:display-name="master-page422~LT~Gliederung 9" style:family="paragraph" style:parent-style-name="master-page42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2_7e_LT_7e_Titel" style:display-name="master-page42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2_7e_LT_7e_Untertitel" style:display-name="master-page42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2_7e_LT_7e_Notizen" style:display-name="master-page42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2_7e_LT_7e_Hintergrundobjekte" style:display-name="master-page4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22_7e_LT_7e_Hintergrund" style:display-name="master-page4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officeooo:rsid="001d87ff" officeooo:paragraph-rsid="001d87ff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08:12:02.450000000</meta:creation-date>
    <dc:language>id-ID</dc:language>
    <meta:editing-cycles>10</meta:editing-cycles>
    <meta:editing-duration>PT6H30M37S</meta:editing-duration>
    <meta:generator>LibreOffice/6.0.4.2$Windows_X86_64 LibreOffice_project/9b0d9b32d5dcda91d2f1a96dc04c645c450872bf</meta:generator>
    <dc:date>2019-08-19T13:54:35.412000000</dc:date>
    <meta:document-statistic meta:table-count="0" meta:image-count="0" meta:object-count="0" meta:page-count="2" meta:paragraph-count="31" meta:word-count="336" meta:character-count="2595" meta:non-whitespace-character-count="22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